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4000001AD1DAC9FFCED67D23A.png" manifest:media-type="image/png"/>
  <manifest:file-entry manifest:full-path="Pictures/1000000000000484000001ADC585BC21CF8A22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afa94"/>
    </style:style>
    <style:style style:name="P2" style:family="paragraph" style:parent-style-name="Standard">
      <style:text-properties officeooo:rsid="000b217f" officeooo:paragraph-rsid="000b21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发布视频</text:p>
      <text:p text:style-name="P1"><draw:frame draw:style-name="fr1" draw:name="图像1" text:anchor-type="char" svg:width="17.59cm" svg:height="6.526cm" draw:z-index="0"><draw:image xlink:href="Pictures/1000000000000484000001ADC585BC21CF8A229A.png" xlink:type="simple" xlink:show="embed" xlink:actuate="onLoad" draw:mime-type="image/png"/></draw:frame></text:p>
      <text:p text:style-name="P2">2.观看视频</text:p>
      <text:p text:style-name="P1"/>
      <text:p text:style-name="P1"><draw:frame draw:style-name="fr1" draw:name="图像2" text:anchor-type="char" svg:width="17.59cm" svg:height="6.526cm" draw:z-index="1"><draw:image xlink:href="Pictures/1000000000000484000001AD1DAC9FFCED67D2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9:44:02.010288579</meta:creation-date>
    <dc:date>2022-04-14T19:49:51.520889371</dc:date>
    <meta:editing-duration>PT3M23S</meta:editing-duration>
    <meta:editing-cycles>3</meta:editing-cycles>
    <meta:generator>LibreOffice/7.2.0.4$Linux_X86_64 LibreOffice_project/20$Build-4</meta:generator>
    <meta:document-statistic meta:table-count="0" meta:image-count="2" meta:object-count="0" meta:page-count="1" meta:paragraph-count="2" meta:word-count="10" meta:character-count="13" meta:non-whitespace-character-count="12"/>
  </office:meta>
</office:document-meta>
</file>